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7000005006D4C50F2F1B031F3.jpg" manifest:media-type="image/jpeg"/>
  <manifest:file-entry manifest:full-path="Pictures/1000000000000604000008BCF02AC0A41087B06C.jpg" manifest:media-type="image/jpeg"/>
  <manifest:file-entry manifest:full-path="Pictures/10000000000006F400000A0C6BB6236D659090CE.jpg" manifest:media-type="image/jpeg"/>
  <manifest:file-entry manifest:full-path="Pictures/100000000000060C000008D0CE0B88AA92851DCA.jpg" manifest:media-type="image/jpeg"/>
  <manifest:file-entry manifest:full-path="Pictures/100000000000076800000A80886944A4886A67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51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89in" svg:y="0.5126in" svg:width="1.3591in" svg:height="1.9638in" draw:z-index="0"><draw:image xlink:href="Pictures/10000000000006F400000A0C6BB6236D659090CE.jpg" xlink:type="simple" xlink:show="embed" xlink:actuate="onLoad"/></draw:frame><draw:frame draw:style-name="fr1" draw:name="Image2" text:anchor-type="paragraph" svg:x="2.7134in" svg:y="3.4728in" svg:width="1.3598in" svg:height="1.9799in" draw:z-index="1"><draw:image xlink:href="Pictures/100000000000060C000008D0CE0B88AA92851DCA.jpg" xlink:type="simple" xlink:show="embed" xlink:actuate="onLoad"/></draw:frame><draw:frame draw:style-name="fr1" draw:name="Image3" text:anchor-type="paragraph" svg:x="5.1311in" svg:y="3.472in" svg:width="1.3598in" svg:height="1.9701in" draw:z-index="2"><draw:image xlink:href="Pictures/1000000000000604000008BCF02AC0A41087B06C.jpg" xlink:type="simple" xlink:show="embed" xlink:actuate="onLoad"/></draw:frame><draw:frame draw:style-name="fr1" draw:name="Image4" text:anchor-type="paragraph" svg:x="0.3165in" svg:y="2.2799in" svg:width="1.3598in" svg:height="1.9299in" draw:z-index="5"><draw:image xlink:href="Pictures/100000000000076800000A80886944A4886A670B.jpg" xlink:type="simple" xlink:show="embed" xlink:actuate="onLoad"/></draw:frame><draw:frame draw:style-name="fr1" draw:name="Image5" text:anchor-type="paragraph" svg:x="6.5898in" svg:y="0.6134in" svg:width="1.3598in" svg:height="2.0402in" draw:z-index="8"><draw:image xlink:href="Pictures/1000000000000357000005006D4C50F2F1B031F3.jpg" xlink:type="simple" xlink:show="embed" xlink:actuate="onLoad"/></draw:frame><draw:line text:anchor-type="paragraph" draw:z-index="3" draw:style-name="gr1" draw:text-style-name="P1" svg:x1="3.2417in" svg:y1="1.9161in" svg:x2="3.4035in" svg:y2="3.4732in"><text:p/></draw:line><draw:line text:anchor-type="paragraph" draw:z-index="4" draw:style-name="gr1" draw:text-style-name="P1" svg:x1="3.728in" svg:y1="5.1795in" svg:x2="5.2441in" svg:y2="3.8366in"><text:p/></draw:line><draw:line text:anchor-type="paragraph" draw:z-index="6" draw:style-name="gr1" draw:text-style-name="P1" svg:x1="2.9173in" svg:y1="2.078in" svg:x2="1.4126in" svg:y2="2.4717in"><text:p/></draw:line><draw:line text:anchor-type="paragraph" draw:z-index="7" draw:style-name="gr1" draw:text-style-name="P1" svg:x1="1.1583in" svg:y1="3.1661in" svg:x2="2.9173in" svg:y2="0.678in"><text:p/></draw:line><draw:line text:anchor-type="paragraph" draw:z-index="9" draw:style-name="gr1" draw:text-style-name="P1" svg:x1="3.4957in" svg:y1="1.7079in" svg:x2="6.7713in" svg:y2="1.0016in"><text:p/></draw:line><draw:line text:anchor-type="paragraph" draw:z-index="10" draw:style-name="gr1" draw:text-style-name="P1" svg:x1="6.1693in" svg:y1="4.8209in" svg:x2="6.7713in" svg:y2="1.371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5:17:58.602368614</meta:creation-date>
    <dc:date>2016-05-03T15:34:00.187529079</dc:date>
    <meta:editing-duration>PT31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5.0.5.2$Linux_X86_64 LibreOffice_project/00m0$Build-2</meta:generator>
  </office:meta>
</office:document-meta>
</file>